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2C0000012C3BF3A333A8743531.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6pt" officeooo:rsid="001c9243" officeooo:paragraph-rsid="001c9243" style:font-size-asian="16pt" style:font-size-complex="16pt"/>
    </style:style>
    <style:style style:name="P2" style:family="paragraph" style:parent-style-name="Text_20_body">
      <style:text-properties fo:font-size="14pt" style:text-underline-style="none" officeooo:rsid="0028107d" officeooo:paragraph-rsid="0028107d" style:font-size-asian="14pt" style:font-size-complex="14pt"/>
    </style:style>
    <style:style style:name="P3" style:family="paragraph" style:parent-style-name="Text_20_body">
      <style:text-properties fo:font-size="14pt" style:text-underline-style="none" officeooo:rsid="0028107d" officeooo:paragraph-rsid="002dbd20" style:font-size-asian="14pt" style:font-size-complex="14pt"/>
    </style:style>
    <style:style style:name="P4" style:family="paragraph" style:parent-style-name="Text_20_body">
      <style:text-properties fo:font-size="14pt" style:text-underline-style="none" officeooo:rsid="002d497a" officeooo:paragraph-rsid="002d497a" style:font-size-asian="14pt" style:font-size-complex="14pt"/>
    </style:style>
    <style:style style:name="P5" style:family="paragraph" style:parent-style-name="Text_20_body">
      <style:text-properties fo:font-size="14pt" style:text-underline-style="none" officeooo:rsid="002984b3" officeooo:paragraph-rsid="002984b3" style:font-size-asian="12.25pt" style:font-size-complex="14pt"/>
    </style:style>
    <style:style style:name="P6" style:family="paragraph" style:parent-style-name="Text_20_body">
      <style:text-properties fo:font-size="14pt" style:text-underline-style="none" officeooo:rsid="002984b3" officeooo:paragraph-rsid="002b71af" style:font-size-asian="12.25pt" style:font-size-complex="14pt"/>
    </style:style>
    <style:style style:name="P7" style:family="paragraph" style:parent-style-name="Text_20_body">
      <style:text-properties fo:font-size="14pt" style:text-underline-style="none" officeooo:rsid="002d497a" officeooo:paragraph-rsid="002d497a" style:font-size-asian="12.25pt" style:font-size-complex="14pt"/>
    </style:style>
    <style:style style:name="P8" style:family="paragraph" style:parent-style-name="Text_20_body">
      <style:text-properties fo:font-size="14pt" style:text-underline-style="none" officeooo:rsid="002e1a04" officeooo:paragraph-rsid="002e1a04" style:font-size-asian="12.25pt" style:font-size-complex="14pt"/>
    </style:style>
    <style:style style:name="P9" style:family="paragraph" style:parent-style-name="Text_20_body">
      <style:text-properties fo:font-size="14pt" style:text-underline-style="none" officeooo:rsid="0037ae45" officeooo:paragraph-rsid="0037ae45" style:font-size-asian="12.25pt" style:font-size-complex="14pt"/>
    </style:style>
    <style:style style:name="P10" style:family="paragraph" style:parent-style-name="Text_20_body">
      <style:text-properties fo:font-size="14pt" style:text-underline-style="none" officeooo:rsid="00385f7b" officeooo:paragraph-rsid="00385f7b" style:font-size-asian="12.25pt" style:font-size-complex="14pt"/>
    </style:style>
    <style:style style:name="P11" style:family="paragraph" style:parent-style-name="Text_20_body">
      <style:text-properties fo:font-size="14pt" style:text-underline-style="none" officeooo:rsid="00423f1b" officeooo:paragraph-rsid="00423f1b" style:font-size-asian="12.25pt" style:font-size-complex="14pt"/>
    </style:style>
    <style:style style:name="P12" style:family="paragraph" style:parent-style-name="Text_20_body">
      <style:text-properties fo:font-size="14pt" style:text-underline-style="none" officeooo:rsid="004f9ced" officeooo:paragraph-rsid="004f9ced" style:font-size-asian="12.25pt" style:font-size-complex="14pt"/>
    </style:style>
    <style:style style:name="P13" style:family="paragraph" style:parent-style-name="Text_20_body">
      <style:text-properties fo:font-size="14pt" officeooo:paragraph-rsid="0028107d" style:font-size-asian="12.25pt" style:font-size-complex="14pt"/>
    </style:style>
    <style:style style:name="P14" style:family="paragraph" style:parent-style-name="Text_20_body">
      <style:text-properties fo:font-size="14pt" officeooo:rsid="002d497a" officeooo:paragraph-rsid="002d497a" style:font-size-asian="12.25pt" style:font-size-complex="14pt"/>
    </style:style>
    <style:style style:name="P15" style:family="paragraph" style:parent-style-name="Text_20_body">
      <style:text-properties fo:font-size="14pt" officeooo:rsid="00385f7b" officeooo:paragraph-rsid="00385f7b" style:font-size-asian="12.25pt" style:font-size-complex="14pt"/>
    </style:style>
    <style:style style:name="P16" style:family="paragraph" style:parent-style-name="Text_20_body">
      <style:text-properties fo:font-size="14pt" officeooo:rsid="003e2fa7" officeooo:paragraph-rsid="003e2fa7" style:font-size-asian="12.25pt" style:font-size-complex="14pt"/>
    </style:style>
    <style:style style:name="P17" style:family="paragraph" style:parent-style-name="Text_20_body">
      <style:text-properties officeooo:paragraph-rsid="002e1a04"/>
    </style:style>
    <style:style style:name="P18" style:family="paragraph" style:parent-style-name="Text_20_body">
      <style:text-properties officeooo:rsid="004e1905" officeooo:paragraph-rsid="004e1905"/>
    </style:style>
    <style:style style:name="P19" style:family="paragraph" style:parent-style-name="Terminal">
      <style:text-properties fo:font-size="12pt" style:font-size-asian="12pt" style:font-size-complex="12p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fig">
      <style:text-properties fo:background-color="transparent"/>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Heading_20_1">
      <style:text-properties style:text-underline-style="solid" style:text-underline-width="auto" style:text-underline-color="font-color" officeooo:rsid="0028107d" officeooo:paragraph-rsid="0028107d"/>
    </style:style>
    <style:style style:name="P26" style:family="paragraph" style:parent-style-name="Heading_20_1" style:list-style-name="">
      <style:text-properties style:text-underline-style="solid" style:text-underline-width="auto" style:text-underline-color="font-color" officeooo:rsid="0028107d" officeooo:paragraph-rsid="0028107d"/>
    </style:style>
    <style:style style:name="P27" style:family="paragraph" style:parent-style-name="Heading_20_1">
      <style:text-properties style:text-underline-style="solid" style:text-underline-width="auto" style:text-underline-color="font-color" officeooo:rsid="002984b3" officeooo:paragraph-rsid="002984b3"/>
    </style:style>
    <style:style style:name="P28" style:family="paragraph" style:parent-style-name="Heading_20_1">
      <style:paragraph-properties fo:break-before="page"/>
      <style:text-properties style:text-underline-style="solid" style:text-underline-width="auto" style:text-underline-color="font-color" officeooo:rsid="0028107d" officeooo:paragraph-rsid="0028107d"/>
    </style:style>
    <style:style style:name="P29" style:family="paragraph" style:parent-style-name="Heading_20_2">
      <style:text-properties style:text-underline-style="solid" style:text-underline-width="auto" style:text-underline-color="font-color" officeooo:rsid="002e1a04" officeooo:paragraph-rsid="002e1a04"/>
    </style:style>
    <style:style style:name="P30" style:family="paragraph" style:parent-style-name="Heading_20_2">
      <style:text-properties style:text-underline-style="solid" style:text-underline-width="auto" style:text-underline-color="font-color" officeooo:rsid="002dbd20" officeooo:paragraph-rsid="002dbd20"/>
    </style:style>
    <style:style style:name="P31" style:family="paragraph" style:parent-style-name="Heading_20_2">
      <style:text-properties style:text-underline-style="solid" style:text-underline-width="auto" style:text-underline-color="font-color" officeooo:rsid="0032910e" officeooo:paragraph-rsid="0032910e"/>
    </style:style>
    <style:style style:name="P32" style:family="paragraph" style:parent-style-name="Heading_20_2">
      <style:text-properties style:text-underline-style="solid" style:text-underline-width="auto" style:text-underline-color="font-color" officeooo:rsid="003339a9" officeooo:paragraph-rsid="003339a9"/>
    </style:style>
    <style:style style:name="P33" style:family="paragraph" style:parent-style-name="Text_20_body" style:list-style-name="L1"/>
    <style:style style:name="P34" style:family="paragraph" style:parent-style-name="Text_20_body">
      <style:text-properties fo:font-size="14pt" style:text-underline-style="none" officeooo:rsid="002984b3" officeooo:paragraph-rsid="002984b3" style:font-size-asian="12.25pt" style:font-size-complex="14pt"/>
    </style:style>
    <style:style style:name="P35" style:family="paragraph" style:parent-style-name="Text_20_body">
      <style:text-properties fo:font-size="14pt" style:text-underline-style="none" officeooo:rsid="002984b3" officeooo:paragraph-rsid="00511b17" style:font-size-asian="12.25pt" style:font-size-complex="14pt"/>
    </style:style>
    <style:style style:name="P36" style:family="paragraph" style:parent-style-name="Text_20_body" style:list-style-name="L1">
      <style:paragraph-properties fo:margin-top="0cm" fo:margin-bottom="0cm" loext:contextual-spacing="false"/>
    </style:style>
    <style:style style:name="T1" style:family="text">
      <style:text-properties fo:color="#ed1c24" style:text-underline-style="solid" style:text-underline-width="auto" style:text-underline-color="font-color" fo:font-weight="bold" style:font-weight-asian="bold" style:font-weight-complex="bold"/>
    </style:style>
    <style:style style:name="T2" style:family="text">
      <style:text-properties fo:color="#ed1c24" style:text-underline-style="solid" style:text-underline-width="auto" style:text-underline-color="font-color" fo:font-weight="bold" officeooo:rsid="0027222b" style:font-weight-asian="bold" style:font-weight-complex="bold"/>
    </style:style>
    <style:style style:name="T3" style:family="text">
      <style:text-properties fo:color="#ed1c24" style:text-underline-style="solid" style:text-underline-width="auto" style:text-underline-color="font-color" fo:font-weight="bold" officeooo:rsid="0026a748" style:font-weight-asian="bold" style:font-weight-complex="bold"/>
    </style:style>
    <style:style style:name="T4" style:family="text">
      <style:text-properties fo:color="#ed1c24" fo:font-style="normal" style:text-underline-style="none" fo:font-weight="normal" style:font-style-asian="normal" style:font-weight-asian="normal" style:font-style-complex="normal" style:font-weight-complex="normal"/>
    </style:style>
    <style:style style:name="T5" style:family="text">
      <style:text-properties fo:color="#000000" fo:font-style="normal" style:text-underline-style="none" fo:font-weight="normal" style:font-style-asian="normal" style:font-weight-asian="normal" style:font-style-complex="normal" style:font-weight-complex="normal"/>
    </style:style>
    <style:style style:name="T6" style:family="text">
      <style:text-properties fo:color="#000000" fo:background-color="#ff3333" loext:char-shading-value="0"/>
    </style:style>
    <style:style style:name="T7" style:family="text">
      <style:text-properties officeooo:rsid="001c9243"/>
    </style:style>
    <style:style style:name="T8" style:family="text">
      <style:text-properties officeooo:rsid="002984b3"/>
    </style:style>
    <style:style style:name="T9" style:family="text">
      <style:text-properties officeooo:rsid="002cad43"/>
    </style:style>
    <style:style style:name="T10" style:family="text">
      <style:text-properties fo:background-color="#fff200" loext:char-shading-value="0"/>
    </style:style>
    <style:style style:name="T11" style:family="text">
      <style:text-properties officeooo:rsid="002e1a04"/>
    </style:style>
    <style:style style:name="T12" style:family="text">
      <style:text-properties fo:font-style="italic"/>
    </style:style>
    <style:style style:name="T13" style:family="text">
      <style:text-properties fo:language="en" fo:country="US" fo:font-style="italic"/>
    </style:style>
    <style:style style:name="T14" style:family="text">
      <style:text-properties style:text-underline-style="none" officeooo:rsid="002e1a04"/>
    </style:style>
    <style:style style:name="T15" style:family="text">
      <style:text-properties officeooo:rsid="002f6bbd"/>
    </style:style>
    <style:style style:name="T16" style:family="text">
      <style:text-properties fo:background-color="#00cc33" loext:char-shading-value="0"/>
    </style:style>
    <style:style style:name="T17" style:family="text">
      <style:text-properties fo:background-color="#ff0000" loext:char-shading-value="0"/>
    </style:style>
    <style:style style:name="T18" style:family="text">
      <style:text-properties fo:background-color="#00ccff" loext:char-shading-value="0"/>
    </style:style>
    <style:style style:name="T19" style:family="text">
      <style:text-properties officeooo:rsid="003993fc"/>
    </style:style>
    <style:style style:name="T20" style:family="text">
      <style:text-properties fo:background-color="#ffff00" loext:char-shading-value="0"/>
    </style:style>
    <style:style style:name="T21" style:family="text">
      <style:text-properties fo:background-color="#00ff66" loext:char-shading-value="0"/>
    </style:style>
    <style:style style:name="T22" style:family="text">
      <style:text-properties officeooo:rsid="00439d43"/>
    </style:style>
    <style:style style:name="T23" style:family="text">
      <style:text-properties officeooo:rsid="00456ece"/>
    </style:style>
    <style:style style:name="T24" style:family="text">
      <style:text-properties officeooo:rsid="00511b17"/>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type="double" style:text-underline-width="auto" style:text-underline-color="font-color" officeooo:rsid="00511b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_Toc51_3647602735" text:style-name="Index_20_Link" text:visited-style-name="Index_20_Link">1) Commande Traceroute :<text:tab/>1</text:a></text:p>
          <text:p text:style-name="P21"><text:a xlink:type="simple" xlink:href="#__RefHeading___Toc192_3647602735" text:style-name="Index_20_Link" text:visited-style-name="Index_20_Link">1.1) Comment fonctionne traceroute (source : wikipedia)<text:tab/>1</text:a></text:p>
          <text:p text:style-name="P21"><text:a xlink:type="simple" xlink:href="#__RefHeading___Toc194_3647602735" text:style-name="Index_20_Link" text:visited-style-name="Index_20_Link">1.2) Exemples d’utilisations<text:tab/>2</text:a></text:p>
          <text:p text:style-name="P20"><text:a xlink:type="simple" xlink:href="#__RefHeading___Toc65_3647602735" text:style-name="Index_20_Link" text:visited-style-name="Index_20_Link">2) Quelques commandes intéressantes de traceroute<text:tab/>3</text:a></text:p>
          <text:p text:style-name="P20"><text:a xlink:type="simple" xlink:href="#__RefHeading___Toc67_3647602735" text:style-name="Index_20_Link" text:visited-style-name="Index_20_Link">3) Application de traceroute<text:tab/>4</text:a></text:p>
          <text:p text:style-name="P21"><text:a xlink:type="simple" xlink:href="#__RefHeading___Toc397_3342082850" text:style-name="Index_20_Link" text:visited-style-name="Index_20_Link">3.1) Message UDP<text:tab/>4</text:a></text:p>
          <text:p text:style-name="P21"><text:a xlink:type="simple" xlink:href="#__RefHeading___Toc399_3342082850" text:style-name="Index_20_Link" text:visited-style-name="Index_20_Link">3.2) Message d’erreur «TTL exceeded»(paquets ICMP)<text:tab/>5</text:a></text:p>
          <text:p text:style-name="P21"><text:a xlink:type="simple" xlink:href="#__RefHeading___Toc401_3342082850" text:style-name="Index_20_Link" text:visited-style-name="Index_20_Link">3.3) Autres messages d’erreur «port unreachable»<text:tab/>7</text:a></text:p>
        </text:index-body>
      </text:table-of-content>
      <text:h text:style-name="P25" text:outline-level="1"><text:bookmark-start text:name="__RefHeading___Toc51_3647602735"/>1) Commande Traceroute :<text:bookmark-end text:name="__RefHeading___Toc51_3647602735"/></text:h>
      <text:p text:style-name="P2">La commande traceroute donne les IP des routeurs qu’il a traversé pour aller à un point de ping. Il joue sur le TTL (couche 3) : trame IP. <text:s/>Il peut envoyer des paquets de type UDP, TCP ou bien ICMP. Par défaut il envoi des paquets UDP.</text:p>
      <text:p text:style-name="P2"/>
      <text:p text:style-name="P3">Le TTL (Time To Leave) permet de limiter le nombre de bonds entre chaque routeurs. Pour traceroute le TTL par défaut est de 1.</text:p>
      <text:h text:style-name="P29" text:outline-level="2"><text:bookmark-start text:name="__RefHeading___Toc192_3647602735"/>1.1) Comment fonctionne traceroute (source : wikipedia)<text:bookmark-end text:name="__RefHeading___Toc192_3647602735"/></text:h>
      <text:p text:style-name="P17"><text:span text:style-name="T14">Les paquets IP sont acheminés vers la destination en passant d'un </text:span><text:a xlink:type="simple" xlink:href="https://fr.wikipedia.org/wiki/Routeur" text:style-name="Internet_20_link" text:visited-style-name="Visited_20_Internet_20_Link">routeur</text:a><text:span text:style-name="T14"> à un autre. Chaque routeur examine sa </text:span><text:a xlink:type="simple" xlink:href="https://fr.wikipedia.org/wiki/Table_de_routage" text:style-name="Internet_20_link" text:visited-style-name="Visited_20_Internet_20_Link">table de routage</text:a><text:span text:style-name="T14"> pour déterminer le routeur suivant. Traceroute va permettre d'identifier les routeurs empruntés, indiquer le délai entre chacun des routeurs et les éventuelles pertes de paquets. Ces informations seront utiles pour diagnostiquer des problèmes de routage, comme des boucles, pour déterminer s'il y a de la </text:span><text:a xlink:type="simple" xlink:href="https://fr.wikipedia.org/wiki/Congestion_(réseau)" text:style-name="Internet_20_link" text:visited-style-name="Visited_20_Internet_20_Link">congestion</text:a><text:span text:style-name="T14"> ou un autre problème sur un des liens vers la destination. </text:span></text:p>
      <text:p text:style-name="Text_20_body">Le principe de fonctionnement de Traceroute consiste à envoyer des paquets <text:a xlink:type="simple" xlink:href="https://fr.wikipedia.org/wiki/User_Datagram_Protocol" text:style-name="Internet_20_link" text:visited-style-name="Visited_20_Internet_20_Link">UDP</text:a> (certaines versions peuvent aussi utiliser <text:a xlink:type="simple" xlink:href="https://fr.wikipedia.org/wiki/Transmission_Control_Protocol" text:style-name="Internet_20_link" text:visited-style-name="Visited_20_Internet_20_Link">TCP</text:a> ou bien <text:a xlink:type="simple" xlink:href="https://fr.wikipedia.org/wiki/Internet_Control_Message_Protocol" text:style-name="Internet_20_link" text:visited-style-name="Visited_20_Internet_20_Link">ICMP</text:a> <text:span text:style-name="T12">ECHO Request</text:span>) avec un paramètre <text:a xlink:type="simple" xlink:href="https://fr.wikipedia.org/wiki/Time-To-Live" text:style-name="Internet_20_link" text:visited-style-name="Visited_20_Internet_20_Link">Time-To-Live</text:a> (TTL) de plus en plus grand (en commençant à 1). Chaque routeur qui reçoit un paquet IP en décrémente le TTL avant de le transmettre. Lorsque le TTL atteint 0, le routeur émet un paquet ICMP d'erreur <text:span text:style-name="T13">Time to live exceeded</text:span> vers la source. Traceroute découvre ainsi les routeurs de proche en proche. </text:p>
      <text:p text:style-name="Text_20_body">Une fois le paquet sonde arrivé à sa destination finale, traceroute cesse de recevoir des TTL exceeded, et reçoit un paquet réponse ayant pour adresse IP source celle de l'interface de l'équipement sondé à travers laquelle est émis le paquet ICMP. Traceroute essaie volontairement de contacter un port invalide, donc le paquet réponse est normalement de type ICMP Port Unreachable. Si la machine destination avait par hasard un programme écoutant sur ce port, le comportement n'est pas certain et dépend du programme. </text:p>
      <text:p text:style-name="Text_20_body"><text:soft-page-break/>Il existe cependant un certain nombre d'éléments qui peuvent compliquer l'interprétation du résultat : </text:p>
      <text:list xml:id="list597549988" text:style-name="L1">
        <text:list-item>
          <text:p text:style-name="P36">le chemin suivi par les paquets peut être <text:a xlink:type="simple" xlink:href="https://fr.wikipedia.org/wiki/Symétrie" text:style-name="Internet_20_link" text:visited-style-name="Visited_20_Internet_20_Link">asymétrique</text:a> et traceroute ne montre que l'aller ; </text:p>
        </text:list-item>
        <text:list-item>
          <text:p text:style-name="P36">le chemin suivi peut être radicalement différent depuis un autre point, même proche géographiquement ; </text:p>
        </text:list-item>
        <text:list-item>
          <text:p text:style-name="P36">les routeurs émettent le paquet ICMP avec l'adresse source de l'interface utilisée pour vous joindre, ce n'est pas forcément l'interface par laquelle votre paquet sonde est passé ; </text:p>
        </text:list-item>
        <text:list-item>
          <text:p text:style-name="P36">les routeurs ne traitent pas nécessairement les paquets ICMP en transit de la même façon que le trafic de données. Les temps de réponse en cours de route peuvent ne pas refléter ceux que l'on observerait au niveau du trafic applicatif. Ce sera particulièrement le cas si le réseau fait usage de <text:a xlink:type="simple" xlink:href="https://fr.wikipedia.org/wiki/Qualité_de_service" text:style-name="Internet_20_link" text:visited-style-name="Visited_20_Internet_20_Link">qualité de service</text:a> et que le trafic sur certains liens approche la congestion. </text:p>
        </text:list-item>
        <text:list-item>
          <text:p text:style-name="P36">la création du paquet ICMP « TTL exceeded » est une opération complexe qui sollicite le CPU du routeur, alors que le trafic est habituellement traité au niveau du matériel spécialisé. Il se peut qu'un délai supplémentaire soit observé si le CPU est occupé à d'autres tâches plus essentielles (gestion des tables de routage, traitement des requêtes de gestion du réseau), alors que ce délai n'a pas d'effet sur le trafic de transit du routeur. </text:p>
        </text:list-item>
        <text:list-item>
          <text:p text:style-name="P36">un routeur peut ne pas répondre aux requêtes ICMP. Dans ce cas, on voit généralement des signes astérisques (*) sur les nœuds intermédiaires qui ne répondent pas aux requêtes ICMP. Il se peut aussi que, pour des raisons de performance, le routeur limite le nombre de paquets ICMP généré par unité de temps, ce qui cause l'apparition d'étoiles sur le parcours, qui ne sont cependant pas le symptôme d'un problème. </text:p>
        </text:list-item>
        <text:list-item>
          <text:p text:style-name="P33">l'adresse IP de la réponse ICMP TTL Exceeded peut être privée (<text:a xlink:type="simple" xlink:href="https://tools.ietf.org/html/rfc1918" text:style-name="Internet_20_link" text:visited-style-name="Visited_20_Internet_20_Link">RFC 1918</text:a>), et donc bloquée en cas de transit par <text:a xlink:type="simple" xlink:href="https://fr.wikipedia.org/wiki/Internet" text:style-name="Internet_20_link" text:visited-style-name="Visited_20_Internet_20_Link">Internet</text:a>, ou impossible à identifier.</text:p>
        </text:list-item>
      </text:list>
      <text:h text:style-name="P30" text:outline-level="2"><text:bookmark-start text:name="__RefHeading___Toc194_3647602735"/>1.<text:span text:style-name="T11">2</text:span>) Exemples d’utilisations<text:bookmark-end text:name="__RefHeading___Toc194_3647602735"/></text:h>
      <text:p text:style-name="P4">Prenons deux exemples différents. Le premier exemple est un traceroute vers google.com. On peut voir que les paquets passent par 1<text:span text:style-name="T19">0</text:span> routeurs. On peut voir l’adresse IP des routeurs par lesquels passent les paquets et le temps de parcours. <text:span text:style-name="T19">On voit aussi le nom de domaine qui est traversé. </text:span>Les étoiles sur le routeurs n°4 veulent dire que le routeur n’a donné aucunes informations <text:span text:style-name="T19">car la commande traceroute utilise des ports particuliers pour envoyer les paquets (il commence au port 34334) et certains routeurs sont configurés pour ne pas répondre à ces ports.</text:span></text:p>
      <text:p text:style-name="P19">test@213-15 : ~$ <text:span text:style-name="T10">traceroute 8.8.8.8</text:span></text:p>
      <text:p text:style-name="P19">traceroute to 8.8.8.8 (8.8.8.8), 30 hops max, 60 byte packets</text:p>
      <text:p text:style-name="P19"><text:s/>1 <text:s/>10.213.255.254 (10.213.255.254) <text:s/>3.443 ms <text:s/>3.707 ms <text:s/>4.122 ms</text:p>
      <text:p text:style-name="P19"><text:s/>2 <text:s/>GW.iutbeziers.fr (194.199.227.254) <text:s/>1.199 ms <text:s/>1.358 ms <text:s/>1.567 ms</text:p>
      <text:p text:style-name="P19"><text:soft-page-break/><text:s/>3 <text:s/>10.3.7.25 (10.3.7.25) <text:s/>3.132 ms <text:s/>3.276 ms <text:s/>3.115 ms</text:p>
      <text:p text:style-name="P19"><text:s/>4 <text:s/>* * *</text:p>
      <text:p text:style-name="P19"><text:s/>5 <text:s/>xe0-0-3-marseille1-rtr-131.noc.renater.fr (193.51.177.236) <text:s/>6.134 ms <text:s/>6.136 ms <text:s/>6.115 ms</text:p>
      <text:p text:style-name="P19"><text:s/>6 <text:s/>te1-1-marseille2-rtr-021.noc.renater.fr (193.51.177.185) <text:s/>12.039 ms te2-6-marseille2-rtr-021.noc.renater.fr (193.51.177.213) <text:s/>5.508 ms <text:s/>5.403 ms</text:p>
      <text:p text:style-name="P19"><text:s/>7 <text:s/>72.14.218.132 (72.14.218.132) <text:s/>8.628 ms <text:s/>5.844 ms <text:s/>5.753 ms</text:p>
      <text:p text:style-name="P19"><text:s/>8 <text:s/>74.125.244.225 (74.125.244.225) <text:s/>6.703 ms <text:s/>6.451 ms <text:s/>6.877 ms</text:p>
      <text:p text:style-name="P19"><text:s/>9 <text:s/>172.253.67.157 (172.253.67.157) <text:s/>6.827 ms 66.249.95.43 (66.249.95.43) <text:s/>6.736 ms 172.253.67.153 (172.253.67.153) <text:s/>6.677 ms</text:p>
      <text:p text:style-name="P19">10 <text:s/>dns.google (8.8.8.8) <text:s/>5.641 ms <text:s/>5.630 ms <text:s/>6.111 ms</text:p>
      <text:p text:style-name="P14">Maintenant prenons un deuxième exemple avec l’IUT :</text:p>
      <text:p text:style-name="Terminal">test@213-15 : ~$ <text:span text:style-name="T20">traceroute www.iutbeziers.fr</text:span></text:p>
      <text:p text:style-name="Terminal">traceroute to www.iutbeziers.fr (194.199.227.80), 30 hops max, 60 byte packets</text:p>
      <text:p text:style-name="Terminal"><text:s/>1 <text:s/>10.213.255.254 (10.213.255.254) <text:s/>4.979 ms <text:s/>5.269 ms <text:s/>5.662 ms</text:p>
      <text:p text:style-name="Terminal"><text:s/>2 <text:s/>www.iutbeziers.fr (194.199.227.80) <text:s/>0.914 ms <text:s/>1.149 ms <text:s/>1.474 ms</text:p>
      <text:p text:style-name="P14">Cette fois comme nous nous situons déjà dans l’IUT nous avons moins de routeurs à traverser.</text:p>
      <text:h text:style-name="P27" text:outline-level="1"><text:bookmark-start text:name="__RefHeading___Toc65_3647602735"/>2) Quelques commandes intéressantes de traceroute<text:bookmark-end text:name="__RefHeading___Toc65_3647602735"/></text:h>
      <text:p text:style-name="P5">La commande « traceroute -I » permet d’envoyer des paquets de type ICMP</text:p>
      <text:p text:style-name="P5">La commande « traceroute -T » permet d’envoyer des paquets de type TCP</text:p>
      <text:p text:style-name="P35">La commande « traceroute -<text:span text:style-name="T24">U</text:span> » permet d’envoyer des paquets de type <text:span text:style-name="T24">UDP</text:span></text:p>
      <text:p text:style-name="P5">La commande « traceroute -f » permet de définir avec quel TTL on commence</text:p>
      <text:p text:style-name="P6">La commande « traceroute -<text:span text:style-name="T9">m</text:span> » permet de définir <text:span text:style-name="T23">le maximum de TTL</text:span></text:p>
      <text:p text:style-name="P11">La commande « <text:span text:style-name="T22">traceroute -n » permet de supprimer les noms de domaine</text:span></text:p>
      <text:p text:style-name="P12">La commande « traceroute -A » permet de lister tous les AS par lesquels passent les paquets</text:p>
      <text:h text:style-name="P26" text:outline-level="1"/>
      <text:h text:style-name="P28" text:outline-level="1"><text:bookmark-start text:name="__RefHeading___Toc67_3647602735"/><text:span text:style-name="T8">3</text:span>) Application de traceroute<text:bookmark-end text:name="__RefHeading___Toc67_3647602735"/></text:h>
      <text:h text:style-name="P31" text:outline-level="2"><text:bookmark-start text:name="__RefHeading___Toc397_3342082850"/>3.1) Message UDP<text:bookmark-end text:name="__RefHeading___Toc397_3342082850"/></text:h>
      <text:p text:style-name="P8">Filtres utilisés :</text:p>
      <text:p text:style-name="P8"><text:tab/>- Affichage : ip.addr == 10.213.15.1</text:p>
      <text:p text:style-name="Config">No. <text:s text:c="4"/>Time <text:s text:c="10"/>Source <text:s text:c="15"/>Destination <text:s text:c="10"/>Protocol Length Info</text:p>
      <text:p text:style-name="Config"><text:s text:c="6"/>3 0.364652542 <text:s text:c="3"/>10.213.15.1 <text:s text:c="10"/>8.8.8.8 <text:s text:c="14"/>UDP <text:s text:c="5"/>74 <text:s text:c="4"/>38303 → 33434 Len=32</text:p>
      <text:p text:style-name="Config">No. <text:s text:c="4"/>Time <text:s text:c="10"/>Source <text:s text:c="15"/>Destination <text:s text:c="10"/>Protocol Length Info</text:p>
      <text:p text:style-name="Config"><text:s text:c="6"/>4 0.364714799 <text:s text:c="3"/>10.213.15.1 <text:s text:c="10"/>8.8.8.8 <text:s text:c="14"/><text:span text:style-name="T18">UDP</text:span> <text:s text:c="5"/>74 <text:s text:c="4"/>33594 → 33435 Len=32</text:p>
      <text:p text:style-name="Config">User Datagram Protocol, Src Port: 33594, Dst Port: 33435</text:p>
      <text:p text:style-name="Config"><text:s text:c="4"/><text:span text:style-name="T17">Source Port: 33594</text:span></text:p>
      <text:p text:style-name="Config"><text:s text:c="4"/><text:span text:style-name="T17">Destination Port: 33435</text:span></text:p>
      <text:p text:style-name="Config"><text:s text:c="8"/>[Expert Info (Chat/Sequence): <text:span text:style-name="T16">Possible traceroute: hop #1, attempt #1</text:span>]</text:p>
      <text:p text:style-name="Config">No. <text:s text:c="4"/>Time <text:s text:c="10"/>Source <text:s text:c="15"/>Destination <text:s text:c="10"/>Protocol Length Info</text:p>
      <text:p text:style-name="Config"><text:s text:c="6"/>5 0.364746561 <text:s text:c="3"/>10.213.15.1 <text:s text:c="10"/>8.8.8.8 <text:s text:c="14"/>UDP <text:s text:c="5"/>74 <text:s text:c="4"/>34096 → 33436 Len=32</text:p>
      <text:p text:style-name="Config">No. <text:s text:c="4"/>Time <text:s text:c="10"/>Source <text:s text:c="15"/>Destination <text:s text:c="10"/>Protocol Length Info</text:p>
      <text:p text:style-name="Config"><text:s text:c="6"/>6 0.364775120 <text:s text:c="3"/>10.213.15.1 <text:s text:c="10"/>8.8.8.8 <text:s text:c="14"/>UDP <text:s text:c="5"/>74 <text:s text:c="4"/>33124 → 33437 Len=32</text:p>
      <text:p text:style-name="Config">No. <text:s text:c="4"/>Time <text:s text:c="10"/>Source <text:s text:c="15"/>Destination <text:s text:c="10"/>Protocol Length Info</text:p>
      <text:p text:style-name="Config"><text:s text:c="6"/>7 0.364804432 <text:s text:c="3"/>10.213.15.1 <text:s text:c="10"/>8.8.8.8 <text:s text:c="14"/>UDP <text:s text:c="5"/>74 <text:s text:c="4"/>38012 → 33438 Len=32</text:p>
      <text:p text:style-name="Config">No. <text:s text:c="4"/>Time <text:s text:c="10"/>Source <text:s text:c="15"/>Destination <text:s text:c="10"/>Protocol Length Info</text:p>
      <text:p text:style-name="Config"><text:s text:c="6"/>8 0.364832914 <text:s text:c="3"/>10.213.15.1 <text:s text:c="10"/>8.8.8.8 <text:s text:c="14"/>UDP <text:s text:c="5"/>74 <text:s text:c="4"/>52556 → 33439 Len=32</text:p>
      <text:p text:style-name="P13"/>
      <text:p text:style-name="P9">En vert on peut voir à quel TTL et à quel routeur correspond la trame</text:p>
      <text:p text:style-name="P9">En rouge on peut voir le port de la source et de la destination</text:p>
      <text:p text:style-name="P10">En bleu on peut voir le type de paquet envoyé</text:p>
      <text:p text:style-name="P7">Ces trames correspondent aux <text:span text:style-name="T15">2</text:span> premiers routeurs qui sont traversés. Traceroute envoi par défaut 3 paquets. </text:p>
      <text:h text:style-name="P31" text:outline-level="2"><text:bookmark-start text:name="__RefHeading___Toc399_3342082850"/><text:soft-page-break/>3.2) Message d’erreur «TTL exceeded»(paquets ICMP)<text:bookmark-end text:name="__RefHeading___Toc399_3342082850"/></text:h>
      <text:p text:style-name="Config">No. <text:s text:c="4"/>Time <text:s text:c="10"/>Source <text:s text:c="15"/>Destination <text:s text:c="10"/>Protocol Length Info</text:p>
      <text:p text:style-name="Config"><text:s text:c="5"/>19 0.365966414 <text:s text:c="3"/>194.199.227.254 <text:s text:c="6"/>10.213.15.1 <text:s text:c="10"/><text:span text:style-name="T6">ICMP </text:span><text:s text:c="4"/>70 <text:s text:c="4"/>Time-to-live exceeded (Time to live exceeded in transit)</text:p>
      <text:p text:style-name="Config"><text:tab/>...</text:p>
      <text:p text:style-name="Config"><text:s text:c="4"/>Time to live: 254</text:p>
      <text:p text:style-name="Config"><text:s text:c="4"/>Protocol: ICMP (1)</text:p>
      <text:p text:style-name="Config"><text:s text:c="4"/>Source: 194.199.227.254</text:p>
      <text:p text:style-name="Config"><text:s text:c="4"/><text:span text:style-name="T21">Destination: 10.213.15.1</text:span></text:p>
      <text:p text:style-name="P22"><text:tab/>...</text:p>
      <text:p text:style-name="Config"><text:s text:c="8"/>Time to live: 1</text:p>
      <text:p text:style-name="Config"><text:s text:c="12"/>[Expert Info (Note/Sequence): "Time To Live" only 1]</text:p>
      <text:p text:style-name="Config"><text:s text:c="8"/>Protocol: UDP (17)</text:p>
      <text:p text:style-name="Config"><text:s text:c="8"/>Header checksum: 0x75c0 [validation disabled]</text:p>
      <text:p text:style-name="Config"><text:s text:c="8"/>[Header checksum status: Unverified]</text:p>
      <text:p text:style-name="Config"><text:s text:c="8"/>Source: 10.213.15.1</text:p>
      <text:p text:style-name="Config"><text:s text:c="8"/>Destination: 8.8.8.8</text:p>
      <text:p text:style-name="Config"><text:s text:c="4"/>User Datagram Protocol, Src Port: 33124, Dst Port: 33437</text:p>
      <text:p text:style-name="Config"><text:s text:c="8"/>Source Port: 33124</text:p>
      <text:p text:style-name="Config"><text:s text:c="8"/>Destination Port: 33437</text:p>
      <text:p text:style-name="Config"><text:s text:c="12"/>[Expert Info (Chat/Sequence): Possible <text:span text:style-name="T18">traceroute: hop #1, attempt #3</text:span>]</text:p>
      <text:p text:style-name="Config"><text:s text:c="8"/>Length: 40</text:p>
      <text:p text:style-name="Config"><text:s text:c="8"/>Checksum: 0x50b5 [unverified]</text:p>
      <text:p text:style-name="Config"><text:s text:c="8"/>[Checksum Status: Unverified]</text:p>
      <text:p text:style-name="Config"><text:s text:c="8"/>[Stream index: 4]</text:p>
      <text:p text:style-name="Config"/>
      <text:p text:style-name="Config">No. <text:s text:c="4"/>Time <text:s text:c="10"/>Source <text:s text:c="15"/>Destination <text:s text:c="10"/>Protocol Length Info</text:p>
      <text:p text:style-name="Config"><text:s text:c="5"/>20 0.366154889 <text:s text:c="3"/>194.199.227.254 <text:s text:c="6"/>10.213.15.1 <text:s text:c="10"/>ICMP <text:s text:c="4"/>70 <text:s text:c="4"/>Time-to-live exceeded (Time to live exceeded in transit)</text:p>
      <text:p text:style-name="Config"><text:soft-page-break/><text:s text:c="4"/>Identification: 0xe3e8 (58344)</text:p>
      <text:p text:style-name="Config"><text:s text:c="4"/>Flags: 0x0000</text:p>
      <text:p text:style-name="Config"><text:s text:c="4"/>Time to live: 254</text:p>
      <text:p text:style-name="Config"><text:s text:c="4"/>Protocol: ICMP (1)</text:p>
      <text:p text:style-name="Config"><text:s text:c="4"/>Source: 194.199.227.254</text:p>
      <text:p text:style-name="Config"><text:s text:c="4"/>Destination: 10.213.15.1</text:p>
      <text:p text:style-name="Config">Internet Control Message Protocol</text:p>
      <text:p text:style-name="Config"><text:s text:c="8"/>Identification: 0x8e10 (36368)</text:p>
      <text:p text:style-name="Config"><text:s text:c="8"/>Flags: 0x0000</text:p>
      <text:p text:style-name="Config"><text:s text:c="8"/>Time to live: 1</text:p>
      <text:p text:style-name="Config"><text:s text:c="12"/>[Expert Info (Note/Sequence): "Time To Live" only 1]</text:p>
      <text:p text:style-name="Config"><text:s text:c="8"/>Protocol: UDP (17)</text:p>
      <text:p text:style-name="Config"><text:s text:c="8"/>Header checksum: 0x75bf [validation disabled]</text:p>
      <text:p text:style-name="Config"><text:s text:c="8"/>[Header checksum status: Unverified]</text:p>
      <text:p text:style-name="Config"><text:s text:c="8"/>Source: 10.213.15.1</text:p>
      <text:p text:style-name="Config"><text:s text:c="8"/>Destination: 8.8.8.8</text:p>
      <text:p text:style-name="Config"><text:s text:c="4"/>User Datagram Protocol, Src Port: 38012, Dst Port: 33438</text:p>
      <text:p text:style-name="Config"><text:s text:c="8"/>Source Port: 38012</text:p>
      <text:p text:style-name="Config"><text:s text:c="8"/>Destination Port: 33438</text:p>
      <text:p text:style-name="Config"><text:s text:c="12"/>[Expert Info (Chat/Sequence): Possible traceroute: hop #2, attempt #1]</text:p>
      <text:p text:style-name="Config"><text:s text:c="8"/>Length: 40</text:p>
      <text:p text:style-name="Config"><text:s text:c="8"/>Checksum: 0x3d9c [unverified]</text:p>
      <text:p text:style-name="Config"><text:s text:c="8"/>[Checksum Status: Unverified]</text:p>
      <text:p text:style-name="Config"><text:s text:c="8"/>[Stream index: 5]</text:p>
      <text:p text:style-name="P16">En rouge on peut voir que le protocole utilisé pour envoyer le message d’erreur est de l’ICMP (Internet Control Message Protocol). L’ICMP </text:p>
      <text:p text:style-name="P15">En vert on peut voir l’adresse IP de destination du message. On voit ici que le message est destiné à ma machine ce qui veut dire que c’est le routeur qui renvoi l’erreur.</text:p>
      <text:p text:style-name="P15"><text:soft-page-break/>En bleu on peut voir que le premier routeur traversé renvoi un message d’erreur au troisième paquet qu’il a reçu</text:p>
      <text:h text:style-name="P32" text:outline-level="2"><text:bookmark-start text:name="__RefHeading___Toc401_3342082850"/>3.3) Autres messages d’erreur «port unreachable»<text:bookmark-end text:name="__RefHeading___Toc401_3342082850"/></text:h>
      <text:p text:style-name="Config">No. <text:s text:c="4"/>Time <text:s text:c="10"/>Source <text:s text:c="15"/>Destination <text:s text:c="10"/>Protocol Length Info</text:p>
      <text:p text:style-name="Config"><text:s text:c="5"/>63 6.012296711 <text:s text:c="3"/>172.217.18.36 <text:s text:c="8"/>10.213.15.1 <text:s text:c="10"/>ICMP <text:s text:c="4"/>70 <text:s text:c="4"/>Destination unreachable (Port unreachable)</text:p>
      <text:p text:style-name="Config"><text:tab/>...</text:p>
      <text:p text:style-name="Config"><text:s text:c="4"/>Time to live: 54</text:p>
      <text:p text:style-name="Config"><text:s text:c="4"/>Protocol: ICMP (1)</text:p>
      <text:p text:style-name="Config"><text:s text:c="4"/>Header checksum: 0xabf2 [validation disabled]</text:p>
      <text:p text:style-name="Config"><text:s text:c="4"/>[Header checksum status: Unverified]</text:p>
      <text:p text:style-name="Config"><text:s text:c="4"/>Source: 172.217.18.36</text:p>
      <text:p text:style-name="Config"><text:s text:c="4"/>Destination: 10.213.15.1</text:p>
      <text:p text:style-name="Config">Internet Control Message Protocol</text:p>
      <text:p text:style-name="Config"/>
      <text:p text:style-name="Config">No. <text:s text:c="4"/>Time <text:s text:c="10"/>Source <text:s text:c="15"/>Destination <text:s text:c="10"/>Protocol Length Info</text:p>
      <text:p text:style-name="Config"><text:s text:c="5"/>64 6.012547283 <text:s text:c="3"/>172.217.18.36 <text:s text:c="8"/>10.213.15.1 <text:s text:c="10"/>ICMP <text:s text:c="4"/>70 <text:s text:c="4"/>Destination unreachable (Port unreachable)</text:p>
      <text:p text:style-name="Config"><text:tab/>...</text:p>
      <text:p text:style-name="Config"><text:s text:c="4"/>Time to live: 54</text:p>
      <text:p text:style-name="Config"><text:s text:c="4"/>Protocol: ICMP (1)</text:p>
      <text:p text:style-name="Config"><text:s text:c="4"/>Header checksum: 0xabf2 [validation disabled]</text:p>
      <text:p text:style-name="Config"><text:s text:c="4"/>[Header checksum status: Unverified]</text:p>
      <text:p text:style-name="Config"><text:s text:c="4"/>Source: 172.217.18.36</text:p>
      <text:p text:style-name="Config"><text:s text:c="4"/>Destination: 10.213.15.1</text:p>
      <text:p text:style-name="Config">Internet Control Message Protocol</text:p>
      <text:p text:style-name="P18">Dans notre cas le message d’erreur port unreachable veut dire que les paquets sont bien arrivés à la destination finale. Il existe 2 types de cas où l’on peut avoir ce message d’erreur :</text:p>
      <text:p text:style-name="P18">- Le premier est quand le paquet arrive à la destination finale</text:p>
      <text:p text:style-name="P18"><text:soft-page-break/>-Le second cas est quand la destination finale se situe plus loin que le nombre de sauts maximal que fait la command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style:paragraph-properties fo:background-color="#000000"/>
      <style:text-properties fo:font-size="12pt" style:text-underline-style="none" officeooo:rsid="0028107d" style:font-size-asian="14pt"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fig" style:family="paragraph" style:parent-style-name="Text_20_body">
      <loext:graphic-properties draw:fill="solid" draw:fill-color="#b2b2b2"/>
      <style:paragraph-properties fo:text-align="start" style:justify-single-word="false" fo:background-color="#b2b2b2"/>
      <style:text-properties fo:font-size="12pt" style:font-size-asian="12.1999998092651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officeooo:rsid="001c9243" officeooo:paragraph-rsid="001c9243" style:font-size-asian="16pt" style:font-size-complex="16pt"/>
    </style:style>
    <style:style style:name="MT1" style:family="text">
      <style:text-properties fo:color="#ed1c24" style:text-underline-style="solid" style:text-underline-width="auto" style:text-underline-color="font-color" fo:font-weight="bold" style:font-weight-asian="bold" style:font-weight-complex="bold"/>
    </style:style>
    <style:style style:name="MT2" style:family="text">
      <style:text-properties fo:color="#ed1c24" style:text-underline-style="solid" style:text-underline-width="auto" style:text-underline-color="font-color" fo:font-weight="bold" officeooo:rsid="0027222b" style:font-weight-asian="bold" style:font-weight-complex="bold"/>
    </style:style>
    <style:style style:name="MT3" style:family="text">
      <style:text-properties fo:color="#ed1c24" style:text-underline-style="solid" style:text-underline-width="auto" style:text-underline-color="font-color" fo:font-weight="bold" officeooo:rsid="0026a748" style:font-weight-asian="bold" style:font-weight-complex="bold"/>
    </style:style>
    <style:style style:name="MT4" style:family="text">
      <style:text-properties fo:color="#ed1c24" fo:font-style="normal" style:text-underline-style="none" fo:font-weight="normal" style:font-style-asian="normal" style:font-weight-asian="normal" style:font-style-complex="normal" style:font-weight-complex="normal"/>
    </style:style>
    <style:style style:name="MT5" style:family="text">
      <style:text-properties fo:color="#000000" fo:font-style="normal" style:text-underline-style="none" fo:font-weight="normal" style:font-style-asian="normal" style:font-weight-asian="normal" style:font-style-complex="normal" style:font-weight-complex="normal"/>
    </style:style>
    <style:style style:name="MT6" style:family="text">
      <style:text-properties officeooo:rsid="001c924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LAFORGE<text:tab/><text:span text:style-name="MT1">M</text:span><text:span text:style-name="MT2">3102</text:span><text:span text:style-name="MT1"> T</text:span><text:span text:style-name="MT3">P</text:span><text:span text:style-name="MT2">1</text:span><text:span text:style-name="MT4"><text:tab/></text:span><text:span text:style-name="MT5">RT1</text:span></text:p>
        <text:p text:style-name="MP1"><draw:frame draw:style-name="Mfr1" draw:name="Image1" text:anchor-type="paragraph" svg:x="15.808cm" svg:y="24.232cm" svg:width="1.702cm" svg:height="1.702cm" draw:z-index="7"><draw:image xlink:href="Pictures/100000000000012C0000012C3BF3A333A8743531.jpg" xlink:type="simple" xlink:show="embed" xlink:actuate="onLoad" loext:mime-type="image/jpeg"/></draw:frame>Samuel</text:p>
      </style:header>
      <style:footer>
        <text:p text:style-name="Footer"><text:date style:data-style-name="N37" text:date-value="2019-10-31T11:37:30.680999876">31/10/19</text:date><text:tab/><text:span text:style-name="MT6">Page </text:span><text:span text:style-name="MT6"><text:page-number text:select-page="current">8</text:page-number></text:span><text:span text:style-name="MT6">/</text:span><text:span text:style-name="MT6"><text:page-count>8</text:page-count></text:span><text:span text:style-name="MT6"><text:tab/></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3-19T20:14:11.997000000</meta:creation-date>
    <dc:date>2019-10-31T11:36:29.614000000</dc:date>
    <meta:editing-duration>PT2H13M24S</meta:editing-duration>
    <meta:editing-cycles>23</meta:editing-cycles>
    <meta:generator>LibreOffice/6.3.2.2$Windows_X86_64 LibreOffice_project/98b30e735bda24bc04ab42594c85f7fd8be07b9c</meta:generator>
    <meta:document-statistic meta:table-count="0" meta:image-count="1" meta:object-count="0" meta:page-count="8" meta:paragraph-count="156" meta:word-count="1700" meta:character-count="11991" meta:non-whitespace-character-count="9237"/>
  </office:meta>
</office:document-meta>
</file>